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75cm" fo:min-width="1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9999ff" draw:fill-color="#dddddd" draw:textarea-horizontal-align="justify" draw:textarea-vertical-align="middle" draw:auto-grow-height="false" fo:min-height="5.75cm" fo:min-width="7.7cm"/>
    </style:style>
    <style:style style:name="gr7" style:family="graphic" style:parent-style-name="standard">
      <style:graphic-properties svg:stroke-color="#9999ff" draw:fill-color="#dddddd" draw:textarea-horizontal-align="justify" draw:textarea-vertical-align="middle" draw:auto-grow-height="false" fo:min-height="2.15cm" fo:min-width="2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objectwithoutfill">
      <style:graphic-properties svg:stroke-color="#000000" draw:marker-end="Arrow" draw:marker-end-width="0.3cm" draw:fill="none" draw:fill-color="#dddddd" draw:textarea-vertical-align="middle"/>
    </style:style>
    <style:style style:name="gr11" style:family="graphic" style:parent-style-name="objectwithoutfill">
      <style:graphic-properties svg:stroke-color="#ff0000" draw:marker-end="Arrow" draw:marker-end-width="0.3cm" draw:fill="none" draw:fill-color="#dddddd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style:text-properties fo:color="#ff0000"/>
    </style:style>
    <style:style style:name="P7" style:family="paragraph">
      <loext:graphic-properties draw:fill="none" draw:fill-color="#ffffff"/>
      <style:text-properties fo:color="#ff0000"/>
    </style:style>
    <style:style style:name="P8" style:family="paragraph"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="none" draw:fill-color="#dddddd"/>
      <style:paragraph-properties fo:text-align="center"/>
    </style:style>
    <style:style style:name="P11" style:family="paragraph">
      <loext:graphic-properties draw:fill="none" draw:fill-color="#ffffff"/>
      <style:text-properties fo:color="#ff3333"/>
    </style:style>
    <style:style style:name="P12" style:family="paragraph">
      <style:text-properties fo:color="#ff3333"/>
    </style:style>
    <style:style style:name="P13" style:family="paragraph">
      <loext:graphic-properties draw:fill-color="#ffffff"/>
    </style:style>
    <style:style style:name="T1" style:family="text">
      <style:text-properties fo:color="#ff3333" fo:font-size="18pt" style:font-size-asian="18pt" style:font-size-complex="18pt"/>
    </style:style>
    <style:style style:name="T2" style:family="text">
      <style:text-properties fo:color="#ff0000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cm" svg:height="12cm" svg:x="4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20cm" svg:x2="4cm" svg:y2="4cm">
          <text:p/>
        </draw:line>
        <draw:line draw:style-name="gr2" draw:text-style-name="P2" draw:layer="layout" svg:x1="2cm" svg:y1="18cm" svg:x2="20.2cm" svg:y2="18cm">
          <text:p/>
        </draw:line>
        <draw:line draw:style-name="gr2" draw:text-style-name="P2" draw:layer="layout" svg:x1="4cm" svg:y1="2cm" svg:x2="6.2cm" svg:y2="2cm">
          <text:p/>
        </draw:line>
        <draw:frame draw:style-name="gr3" draw:text-style-name="P3" draw:layer="layout" svg:width="5.789cm" svg:height="0.962cm" svg:x="6.8cm" svg:y="1.5cm">
          <draw:text-box>
            <text:p>OOSS coordinates</text:p>
          </draw:text-box>
        </draw:frame>
        <draw:frame draw:style-name="gr3" draw:text-style-name="P3" draw:layer="layout" svg:width="0.853cm" svg:height="0.962cm" svg:x="3cm" svg:y="15.6cm">
          <draw:text-box>
            <text:p>1</text:p>
          </draw:text-box>
        </draw:frame>
        <draw:frame draw:style-name="gr3" draw:text-style-name="P3" draw:layer="layout" svg:width="0.853cm" svg:height="0.962cm" svg:x="5.6cm" svg:y="18.5cm">
          <draw:text-box>
            <text:p>1</text:p>
          </draw:text-box>
        </draw:frame>
        <draw:line draw:style-name="gr4" draw:text-style-name="P2" draw:layer="layout" svg:x1="4cm" svg:y1="4cm" svg:x2="4cm" svg:y2="20cm">
          <text:p/>
        </draw:line>
        <draw:line draw:style-name="gr4" draw:text-style-name="P2" draw:layer="layout" svg:x1="2cm" svg:y1="6cm" svg:x2="20cm" svg:y2="6cm">
          <text:p/>
        </draw:line>
        <draw:line draw:style-name="gr5" draw:text-style-name="P2" draw:layer="layout" svg:x1="14cm" svg:y1="2cm" svg:x2="16.2cm" svg:y2="2cm">
          <text:p/>
        </draw:line>
        <draw:frame draw:style-name="gr3" draw:text-style-name="P4" draw:layer="layout" svg:width="7.868cm" svg:height="0.962cm" svg:x="16.8cm" svg:y="1.6cm">
          <draw:text-box>
            <text:p><text:span text:style-name="T1">PIL coordinates LeUpRiLo</text:span></text:p>
          </draw:text-box>
        </draw:frame>
        <draw:custom-shape draw:style-name="gr6" draw:text-style-name="P5" draw:layer="layout" svg:width="8.2cm" svg:height="6cm" svg:x="7.8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cm" svg:height="2.4cm" svg:x="20.2cm" svg:y="6.4cm">
          <text:p text:style-name="P1">AOI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cm" svg:height="1cm" svg:x="11.4cm" svg:y="16.4cm">
          <draw:text-box>
            <text:p>Image size <text:s/>= 7 x 6</text:p>
          </draw:text-box>
        </draw:frame>
        <draw:frame draw:style-name="gr3" draw:text-style-name="P3" draw:layer="layout" svg:width="2.864cm" svg:height="0.962cm" svg:x="24.2cm" svg:y="6.538cm">
          <draw:text-box>
            <text:p>(2,2,4,3)</text:p>
          </draw:text-box>
        </draw:frame>
        <draw:frame draw:style-name="gr3" draw:text-style-name="P7" draw:layer="layout" svg:width="2.864cm" svg:height="0.962cm" svg:x="24.2cm" svg:y="7.838cm">
          <draw:text-box>
            <text:p text:style-name="P6"><text:span text:style-name="T2">(2,1,6,4)</text:span></text:p>
          </draw:text-box>
        </draw:frame>
        <draw:frame draw:style-name="gr9" draw:text-style-name="P9" draw:layer="layout" svg:width="9cm" svg:height="5.21cm" svg:x="18.6cm" svg:y="10.2cm">
          <draw:text-box>
            <text:p text:style-name="P8"><text:span text:style-name="T3">Left = ox = 2</text:span></text:p>
            <text:p text:style-name="P8"><text:span text:style-name="T3">Right = ox+sx = 2+4 = 6</text:span></text:p>
            <text:p text:style-name="P8"><text:span text:style-name="T3">Upper = imy-(oy+sy) = 6-(2+3) = 1 </text:span></text:p>
            <text:p text:style-name="P8"><text:span text:style-name="T3">Lower = <text:s text:c="2"/>imy-oy = 6-2 = 4</text:span></text:p>
            <text:p text:style-name="P8"><text:span text:style-name="T3"/></text:p>
            <text:p text:style-name="P8"><text:span text:style-name="T3">Ox = left = 2</text:span></text:p>
            <text:p text:style-name="P8"><text:span text:style-name="T3">Oy = imy – lower = 6-4 = 2</text:span></text:p>
            <text:p text:style-name="P8"><text:span text:style-name="T3">Sx = right-left = 6-2 = 4</text:span></text:p>
            <text:p text:style-name="P8"><text:span text:style-name="T3">Sy = lower-upper = 4-1 = 3</text:span></text:p>
          </draw:text-box>
        </draw:frame>
        <draw:frame draw:style-name="gr3" draw:text-style-name="P3" draw:layer="layout" svg:width="7.495cm" svg:height="0.962cm" svg:x="4.6cm" svg:y="3cm">
          <draw:text-box>
            <text:p>oX=2, oY=2, sX=4, sY=3</text:p>
          </draw:text-box>
        </draw:frame>
        <draw:frame draw:style-name="gr3" draw:text-style-name="P3" draw:layer="layout" svg:width="1.171cm" svg:height="0.962cm" svg:x="5.3cm" svg:y="13.8cm">
          <draw:text-box>
            <text:p>ox</text:p>
          </draw:text-box>
        </draw:frame>
        <draw:frame draw:style-name="gr3" draw:text-style-name="P3" draw:layer="layout" svg:width="1.171cm" svg:height="0.962cm" svg:x="7.6cm" svg:y="15.6cm">
          <draw:text-box>
            <text:p>oy</text:p>
          </draw:text-box>
        </draw:frame>
        <draw:frame draw:style-name="gr3" draw:text-style-name="P3" draw:layer="layout" svg:width="1.137cm" svg:height="0.962cm" svg:x="11.8cm" svg:y="14cm">
          <draw:text-box>
            <text:p>sx</text:p>
          </draw:text-box>
        </draw:frame>
        <draw:frame draw:style-name="gr3" draw:text-style-name="P3" draw:layer="layout" svg:width="1.137cm" svg:height="0.962cm" svg:x="16cm" svg:y="10.8cm">
          <draw:text-box>
            <text:p>sy</text:p>
          </draw:text-box>
        </draw:frame>
        <draw:line draw:style-name="gr10" draw:text-style-name="P10" draw:layer="layout" svg:x1="4cm" svg:y1="14cm" svg:x2="7.8cm" svg:y2="14cm">
          <text:p/>
        </draw:line>
        <draw:line draw:style-name="gr10" draw:text-style-name="P10" draw:layer="layout" svg:x1="7.8cm" svg:y1="18cm" svg:x2="7.8cm" svg:y2="14cm">
          <text:p/>
        </draw:line>
        <draw:line draw:style-name="gr10" draw:text-style-name="P10" draw:layer="layout" svg:x1="7.8cm" svg:y1="14cm" svg:x2="16cm" svg:y2="14cm">
          <text:p/>
        </draw:line>
        <draw:line draw:style-name="gr10" draw:text-style-name="P10" draw:layer="layout" svg:x1="16cm" svg:y1="14cm" svg:x2="16cm" svg:y2="8cm">
          <text:p/>
        </draw:line>
        <draw:line draw:style-name="gr11" draw:text-style-name="P10" draw:layer="layout" svg:x1="4cm" svg:y1="10cm" svg:x2="7.8cm" svg:y2="10cm">
          <text:p/>
        </draw:line>
        <draw:line draw:style-name="gr11" draw:text-style-name="P10" draw:layer="layout" svg:x1="4cm" svg:y1="12cm" svg:x2="16cm" svg:y2="12cm">
          <text:p/>
        </draw:line>
        <draw:line draw:style-name="gr11" draw:text-style-name="P10" draw:layer="layout" svg:x1="10cm" svg:y1="6cm" svg:x2="10cm" svg:y2="8cm">
          <text:p/>
        </draw:line>
        <draw:line draw:style-name="gr11" draw:text-style-name="P10" draw:layer="layout" svg:x1="12cm" svg:y1="6cm" svg:x2="12cm" svg:y2="14cm">
          <text:p/>
        </draw:line>
        <draw:frame draw:style-name="gr3" draw:text-style-name="P11" draw:layer="layout" svg:width="1.349cm" svg:height="0.962cm" svg:x="5.2cm" svg:y="9.1cm">
          <draw:text-box>
            <text:p><text:span text:style-name="T4">left</text:span></text:p>
          </draw:text-box>
        </draw:frame>
        <draw:frame draw:style-name="gr3" draw:text-style-name="P11" draw:layer="layout" svg:width="1.734cm" svg:height="0.962cm" svg:x="4.8cm" svg:y="11.1cm">
          <draw:text-box>
            <text:p><text:span text:style-name="T4">right</text:span></text:p>
          </draw:text-box>
        </draw:frame>
        <draw:frame draw:style-name="gr3" draw:text-style-name="P11" draw:layer="layout" svg:width="2.119cm" svg:height="0.962cm" svg:x="9.881cm" svg:y="6.638cm">
          <draw:text-box>
            <text:p text:style-name="P12"><text:span text:style-name="T4">upper</text:span></text:p>
          </draw:text-box>
        </draw:frame>
        <draw:frame draw:style-name="gr3" draw:text-style-name="P11" draw:layer="layout" svg:width="2.013cm" svg:height="0.962cm" svg:x="12.1cm" svg:y="6.9cm">
          <draw:text-box>
            <text:p><text:span text:style-name="T4">lower</text:span></text:p>
          </draw:text-box>
        </draw:frame>
        <draw:frame draw:style-name="gr3" draw:text-style-name="P4" draw:layer="layout" svg:width="6.712cm" svg:height="0.962cm" svg:x="14.4cm" svg:y="3.2cm">
          <draw:text-box>
            <text:p><text:span text:style-name="T1">Le=2, up=1, ri=6, lo=4</text:span></text:p>
          </draw:text-box>
        </draw:frame>
        <draw:frame draw:style-name="gr3" draw:text-style-name="P11" draw:layer="layout" svg:width="0.853cm" svg:height="0.962cm" svg:x="3.001cm" svg:y="7.5cm">
          <draw:text-box>
            <text:p text:style-name="P12"><text:span text:style-name="T4">1</text:span></text:p>
          </draw:text-box>
        </draw:frame>
        <draw:frame draw:style-name="gr3" draw:text-style-name="P11" draw:layer="layout" svg:width="0.853cm" svg:height="0.962cm" svg:x="5.602cm" svg:y="5cm">
          <draw:text-box>
            <text:p text:style-name="P12"><text:span text:style-name="T4">1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20:47:22.731254813</meta:creation-date>
    <dc:date>2016-11-17T22:02:26.804991230</dc:date>
    <meta:editing-duration>PT11M59S</meta:editing-duration>
    <meta:editing-cycles>2</meta:editing-cycles>
    <meta:generator>LibreOffice/5.0.6.2$Linux_X86_64 LibreOffice_project/00$Build-2</meta:generator>
    <meta:document-statistic meta:object-count="60"/>
  </office:meta>
</office:document-meta>
</file>